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a59" officeooo:paragraph-rsid="0016ca59" style:font-weight-asian="bold" style:font-weight-complex="bold"/>
    </style:style>
    <style:style style:name="P2" style:family="paragraph" style:parent-style-name="Standard">
      <style:text-properties fo:font-weight="bold" officeooo:rsid="001ac7ca" officeooo:paragraph-rsid="001ac7ca" style:font-weight-asian="bold" style:font-weight-complex="bold"/>
    </style:style>
    <style:style style:name="P3" style:family="paragraph" style:parent-style-name="Standard">
      <style:text-properties fo:font-weight="bold" officeooo:rsid="0022faef" officeooo:paragraph-rsid="0022faef" style:font-weight-asian="bold" style:font-weight-complex="bold"/>
    </style:style>
    <style:style style:name="P4" style:family="paragraph" style:parent-style-name="Standard">
      <style:text-properties fo:font-weight="normal" officeooo:rsid="0016ca59" officeooo:paragraph-rsid="0016ca59" style:font-weight-asian="normal" style:font-weight-complex="normal"/>
    </style:style>
    <style:style style:name="P5" style:family="paragraph" style:parent-style-name="Standard">
      <style:text-properties fo:font-weight="normal" officeooo:rsid="0017c13b" officeooo:paragraph-rsid="0017c13b" style:font-weight-asian="normal" style:font-weight-complex="normal"/>
    </style:style>
    <style:style style:name="P6" style:family="paragraph" style:parent-style-name="Standard">
      <style:text-properties fo:font-weight="normal" officeooo:rsid="001ac7ca" officeooo:paragraph-rsid="001ac7ca" style:font-weight-asian="normal" style:font-weight-complex="normal"/>
    </style:style>
    <style:style style:name="P7" style:family="paragraph" style:parent-style-name="Standard">
      <style:text-properties fo:font-weight="normal" officeooo:rsid="001c561a" officeooo:paragraph-rsid="001c561a" style:font-weight-asian="normal" style:font-weight-complex="normal"/>
    </style:style>
    <style:style style:name="P8" style:family="paragraph" style:parent-style-name="Standard">
      <style:text-properties fo:font-weight="normal" officeooo:rsid="0022faef" officeooo:paragraph-rsid="0022faef" style:font-weight-asian="normal" style:font-weight-complex="normal"/>
    </style:style>
    <style:style style:name="P9" style:family="paragraph" style:parent-style-name="Standard">
      <style:text-properties fo:font-weight="normal" officeooo:rsid="0029f759" officeooo:paragraph-rsid="0029f759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26e082" officeooo:paragraph-rsid="0026e082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rsid="0022faef" officeooo:paragraph-rsid="0022faef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2a6c1b" officeooo:paragraph-rsid="002a6c1b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2ae787" officeooo:paragraph-rsid="002ae787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normal" officeooo:rsid="002c5bc4" officeooo:paragraph-rsid="002c5bc4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officeooo:rsid="002a6c1b" officeooo:paragraph-rsid="002a6c1b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officeooo:rsid="002dc695" officeooo:paragraph-rsid="002dc695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officeooo:rsid="002f8d45" officeooo:paragraph-rsid="002f8d45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315db7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3315ca" officeooo:paragraph-rsid="003315ca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33505c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33505c" officeooo:paragraph-rsid="0033505c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34cf0a" officeooo:paragraph-rsid="0034cf0a"/>
    </style:style>
    <style:style style:name="T1" style:family="text">
      <style:text-properties officeooo:rsid="000b3b66"/>
    </style:style>
    <style:style style:name="T2" style:family="text">
      <style:text-properties officeooo:rsid="000b8e34"/>
    </style:style>
    <style:style style:name="T3" style:family="text">
      <style:text-properties officeooo:rsid="000bc1dc"/>
    </style:style>
    <style:style style:name="T4" style:family="text">
      <style:text-properties officeooo:rsid="000d1b01"/>
    </style:style>
    <style:style style:name="T5" style:family="text">
      <style:text-properties officeooo:rsid="000e7f6c"/>
    </style:style>
    <style:style style:name="T6" style:family="text">
      <style:text-properties officeooo:rsid="000fcd7c"/>
    </style:style>
    <style:style style:name="T7" style:family="text">
      <style:text-properties officeooo:rsid="0011829c"/>
    </style:style>
    <style:style style:name="T8" style:family="text">
      <style:text-properties officeooo:rsid="0017c13b"/>
    </style:style>
    <style:style style:name="T9" style:family="text">
      <style:text-properties officeooo:rsid="0019ee7a"/>
    </style:style>
    <style:style style:name="T10" style:family="text">
      <style:text-properties officeooo:rsid="00212324"/>
    </style:style>
    <style:style style:name="T11" style:family="text">
      <style:text-properties officeooo:rsid="0022efd3"/>
    </style:style>
    <style:style style:name="T12" style:family="text">
      <style:text-properties officeooo:rsid="0024c6a6"/>
    </style:style>
    <style:style style:name="T13" style:family="text">
      <style:text-properties officeooo:rsid="0024e11c"/>
    </style:style>
    <style:style style:name="T14" style:family="text">
      <style:text-properties officeooo:rsid="0026a8e2"/>
    </style:style>
    <style:style style:name="T15" style:family="text">
      <style:text-properties officeooo:rsid="00270103"/>
    </style:style>
    <style:style style:name="T16" style:family="text">
      <style:text-properties officeooo:rsid="00281398"/>
    </style:style>
    <style:style style:name="T17" style:family="text">
      <style:text-properties officeooo:rsid="0029e55c"/>
    </style:style>
    <style:style style:name="T18" style:family="text">
      <style:text-properties officeooo:rsid="0029f759"/>
    </style:style>
    <style:style style:name="T19" style:family="text">
      <style:text-properties style:text-position="super 58%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15db7" style:font-weight-asian="normal" style:font-weight-complex="normal"/>
    </style:style>
    <style:style style:name="T22" style:family="text">
      <style:text-properties fo:font-weight="normal" officeooo:rsid="0032790e" style:font-weight-asian="normal" style:font-weight-complex="normal"/>
    </style:style>
    <style:style style:name="T23" style:family="text">
      <style:text-properties fo:font-weight="normal" officeooo:rsid="0033505c" style:font-weight-asian="normal" style:font-weight-complex="normal"/>
    </style:style>
    <style:style style:name="T24" style:family="text">
      <style:text-properties fo:font-weight="normal" officeooo:rsid="0034d4f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4">Keywords are not case sensitive. For example, Wifi WIFI and WiFi are all the same keyword.</text:span></text:p>
      <text:p text:style-name="Standard">- <text:span text:style-name="T1">Removed some anomalies. For example, if a certain vendor </text:span><text:span text:style-name="T2">is overusing a particular group of </text:span><text:span text:style-name="T3">unrelated </text:span><text:span text:style-name="T2">symbols </text:span><text:span text:style-name="T3">such as ❻❻ or ★▄▀▄▀▄▀▄▀▄▀▄▀▄▀▄,</text:span></text:p>
      <text:p text:style-name="Standard">- <text:span text:style-name="T5">Removed “How To” as this </text:span><text:span text:style-name="T6">always flags as drug production</text:span></text:p>
      <text:p text:style-name="Standard">- ‘<text:span text:style-name="T7">No Carding’ – fraud but not carding</text:span></text:p>
      <text:p text:style-name="Standard"/>
      <text:p text:style-name="P1">Quick Guide</text:p>
      <text:p text:style-name="P4"/>
      <text:p text:style-name="P4">1. Ensure Ground Truth data correctly formatted.</text:p>
      <text:p text:style-name="P4">2. Run keyword analysis →<text:span text:style-name="T9"> Raw keywords</text:span></text:p>
      <text:p text:style-name="P4">3. <text:span text:style-name="T8">Run calculateLogLikelihood →</text:span><text:span text:style-name="T18"> Sig keywords</text:span></text:p>
      <text:p text:style-name="P9">4. Run onlySigKeywords → Usable keywords</text:p>
      <text:p text:style-name="P5"/>
      <text:p text:style-name="P2">Log</text:p>
      <text:p text:style-name="P6">Set4 (0.74)</text:p>
      <text:p text:style-name="P6"><text:tab/>Issues with Drugs – General category: this </text:p>
      <text:p text:style-name="P7">Set5 <text:span text:style-name="T11">(0.73 – 3800 entries)</text:span></text:p>
      <text:p text:style-name="P7"><text:tab/></text:p>
      <text:p text:style-name="P3">18/06/2020 </text:p>
      <text:p text:style-name="P8">Following sections bolstered:</text:p>
      <text:p text:style-name="P10">Counterfeit Currency <text:span text:style-name="T12">[x]</text:span></text:p>
      <text:p text:style-name="P10">eBooks Other <text:span text:style-name="T14">[x] (Errors with formatting) </text:span><text:span text:style-name="T15">[x]</text:span></text:p>
      <text:p text:style-name="P10">Other <text:span text:style-name="T16">[x]</text:span></text:p>
      <text:p text:style-name="P10">Resources – Identity Documents <text:span text:style-name="T10">65 </text:span><text:span text:style-name="T17">[x]</text:span></text:p>
      <text:p text:style-name="P10">Transportation/Stealth .<text:span text:style-name="T10">45</text:span></text:p>
      <text:p text:style-name="P11"/>
      <text:p text:style-name="P12">Formatting errors I believe have been caused by removing quotes</text:p>
      <text:p text:style-name="P13">Removed <text:span text:style-name="T13">some keywords: ‘how’ ‘to’ ‘make’</text:span></text:p>
      <text:p text:style-name="P13"/>
      <text:p text:style-name="P17">20/06/2020</text:p>
      <text:p text:style-name="P14">Amendments brought CC up to 0.80 for the market listings</text:p>
      <text:p text:style-name="P14">However, CC very low for forum titles – content is very different</text:p>
      <text:p text:style-name="P15">Adding more GT data based on Titles</text:p>
      <text:p text:style-name="P16">Broadened PGP/GPG to include all encryption</text:p>
      <text:p text:style-name="P16"/>
      <text:p text:style-name="P18">21/06/2020</text:p>
      <text:p text:style-name="P18"><text:span text:style-name="T20">Works very well (0.8) on the market listings but far lower on the forum titles</text:span></text:p>
      <text:p text:style-name="P19"><text:span text:style-name="T20">Mix is very different </text:span></text:p>
      <text:p text:style-name="P19"><text:span text:style-name="T20">Obscure software names</text:span></text:p>
      <text:p text:style-name="P20"><text:span text:style-name="T21">There’s much broader variation on the forum data </text:span><text:span text:style-name="T22">(0.55)</text:span></text:p>
      <text:p text:style-name="P20"><text:span text:style-name="T22"/></text:p>
      <text:p text:style-name="P21"><text:span text:style-name="T22">M</text:span><text:span text:style-name="T20">sg:</text:span></text:p>
      <text:p text:style-name="P21"><text:span text:style-name="T20">Hi – hope you both had a good week:</text:span></text:p>
      <text:p text:style-name="P14"/>
      <text:p text:style-name="P22"><text:span text:style-name="T23">Built the classifier which uses a total LL value for each entry.</text:span></text:p>
      <text:p text:style-name="P23"><text:span text:style-name="T20">This works very well on the market listings (0.8 CC) but not so well on the forum titles (0.5</text:span><text:span text:style-name="T24">7</text:span><text:span text:style-name="T20">)</text:span></text:p>
      <text:p text:style-name="P23"><text:span text:style-name="T20"/></text:p>
      <text:p text:style-name="P24"><text:span text:style-name="T20">I’m currently tweaking the model and adding more to the ground truth data to get better agreement. </text:span></text:p>
      <text:p text:style-name="P24"><text:span text:style-name="T20"/></text:p>
      <text:p text:style-name="P24"><text:span text:style-name="T20">The main difference is the forum data is much more variable and there’s a lot more fluff.</text:span></text:p>
      <text:p text:style-name="P24"><text:span text:style-name="T20"/></text:p>
      <text:p text:style-name="P24"><text:soft-page-break/><text:span text:style-name="T20">I’ve expanded the Codebook slightly – so PGP/GPG would include all encryption (for example things like Truecrypt/Veracrypt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05:47.049277591</meta:creation-date>
    <dc:date>2020-06-21T21:55:13.906539247</dc:date>
    <meta:editing-duration>P2DT7H13M38S</meta:editing-duration>
    <meta:editing-cycles>27</meta:editing-cycles>
    <meta:generator>LibreOffice/6.4.3.2$Linux_X86_64 LibreOffice_project/40$Build-2</meta:generator>
    <meta:document-statistic meta:table-count="0" meta:image-count="0" meta:object-count="0" meta:page-count="2" meta:paragraph-count="40" meta:word-count="296" meta:character-count="1787" meta:non-whitespace-character-count="1517"/>
  </office:meta>
</office:document-meta>
</file>